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ce1"/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F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E</text:p>
          </table:table-cell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C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/>
          <table:table-cell table:style-name="ce1" office:value-type="string" calcext:value-type="string">
            <text:p>B</text:p>
          </table:table-cell>
          <table:table-cell table:style-name="ce1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/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D</text:p>
          </table:table-cell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/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A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/>
          <table:table-cell table:style-name="ce1" office:value-type="string" calcext:value-type="string">
            <text:p>B</text:p>
          </table:table-cell>
          <table:table-cell table:style-name="ce1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1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 table:number-rows-repeated="104854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7">00/00/0000</text:date>, <text:time style:data-style-name="N2" text:time-value="22:51:18.22888992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7T22:46:55.336272949</meta:creation-date>
    <dc:date>2024-03-07T22:53:17.973749347</dc:date>
    <meta:editing-duration>PT2M53S</meta:editing-duration>
    <meta:editing-cycles>2</meta:editing-cycles>
    <meta:generator>LibreOffice/7.6.4.1$Linux_X86_64 LibreOffice_project/60$Build-1</meta:generator>
    <meta:document-statistic meta:table-count="1" meta:cell-count="62" meta:object-count="0"/>
  </office:meta>
</office:document-meta>
</file>